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0625in" fo:margin-left="0in" fo:margin-right="0.0556in" table:align="margins"/>
    </style:style>
    <style:style style:name="TABLA_5f_ITEM_5f_STOCK.A" style:display-name="TABLA_ITEM_STOCK.A" style:family="table-column">
      <style:table-column-properties style:column-width="2.2938in" style:rel-column-width="14940*"/>
    </style:style>
    <style:style style:name="TABLA_5f_ITEM_5f_STOCK.B" style:display-name="TABLA_ITEM_STOCK.B" style:family="table-column">
      <style:table-column-properties style:column-width="2.6069in" style:rel-column-width="16977*"/>
    </style:style>
    <style:style style:name="TABLA_5f_ITEM_5f_STOCK.C" style:display-name="TABLA_ITEM_STOCK.C" style:family="table-column">
      <style:table-column-properties style:column-width="1.825in" style:rel-column-width="11884*"/>
    </style:style>
    <style:style style:name="TABLA_5f_ITEM_5f_STOCK.D" style:display-name="TABLA_ITEM_STOCK.D" style:family="table-column">
      <style:table-column-properties style:column-width="1.6688in" style:rel-column-width="10868*"/>
    </style:style>
    <style:style style:name="TABLA_5f_ITEM_5f_STOCK.E" style:display-name="TABLA_ITEM_STOCK.E" style:family="table-column">
      <style:table-column-properties style:column-width="1.6688in" style:rel-column-width="10866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E1" style:display-name="TABLA_ITEM_STOCK.E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0pt" fo:font-weight="bold" officeooo:rsid="0029560a" officeooo:paragraph-rsid="002a5227" style:font-name-asian="Arial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paragraph-rsid="001eb3f2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8a091" officeooo:paragraph-rsid="0028a091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331c51" officeooo:paragraph-rsid="00331c51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331c51" officeooo:paragraph-rsid="00331c51" style:font-name-asian="Arial" style:font-size-asian="10pt" style:font-name-complex="Arial" style:font-size-complex="10pt"/>
    </style:style>
    <style:style style:name="T1" style:family="text">
      <style:text-properties style:font-name="Arial" fo:font-weight="bold" officeooo:rsid="001eb3f2" style:font-name-asian="Arial" style:font-weight-asian="bold" style:font-name-complex="Arial" style:font-weight-complex="bold"/>
    </style:style>
    <style:style style:name="T2" style:family="text">
      <style:text-properties style:font-name="Arial" officeooo:rsid="001eb3f2" style:font-name-asian="Arial" style:font-name-complex="Ari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5227" style:font-weight-asian="normal" style:font-weight-complex="normal"/>
    </style:style>
    <style:style style:name="T5" style:family="text">
      <style:text-properties officeooo:rsid="002a5227"/>
    </style:style>
    <style:style style:name="T6" style:family="text">
      <style:text-properties officeooo:rsid="00316981"/>
    </style:style>
    <style:style style:name="T7" style:family="text">
      <style:text-properties officeooo:rsid="00331c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4"/>
      <text:p text:style-name="P7"/>
      <text:p text:style-name="P8"/>
      <text:p text:style-name="P9">Teatro Nacional Cervantes</text:p>
      <text:p text:style-name="P10">Stock de Bienes de consumo </text:p>
      <text:p text:style-name="P5"/>
      <text:p text:style-name="P6">
        <text:span text:style-name="T1">Fecha</text:span>
        <text:span text:style-name="T2">: 2015-03-17</text:span>
      </text:p>
      <text:p text:style-name="P3">Area: <text:span text:style-name="T3">Patrimonio y Suministro<text:tab/><text:tab/><text:tab/></text:span><text:span text:style-name="T5">Deposito:</text:span><text:span text:style-name="T4"> piso -1</text:span></text:p>
      <text:p text:style-name="P2"/>
      <text:p text:style-name="P2">Bienes de consumo</text:p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D"/>
        <table:table-column table:style-name="TABLA_5f_ITEM_5f_STOCK.E"/>
        <table:table-row table:style-name="TABLA_5f_ITEM_5f_STOCK.1">
          <table:table-cell table:style-name="TABLA_5f_ITEM_5f_STOCK.A1" office:value-type="string">
            <text:p text:style-name="P13">codigo</text:p>
          </table:table-cell>
          <table:table-cell table:style-name="TABLA_5f_ITEM_5f_STOCK.A1" office:value-type="string">
            <text:p text:style-name="P13">Nombre</text:p>
          </table:table-cell>
          <table:table-cell table:style-name="TABLA_5f_ITEM_5f_STOCK.A1" office:value-type="string">
            <text:p text:style-name="P13">Cantidad</text:p>
          </table:table-cell>
          <table:table-cell table:style-name="TABLA_5f_ITEM_5f_STOCK.A1" office:value-type="string">
            <text:p text:style-name="P13">Costo <text:span text:style-name="T7">unitario</text:span></text:p>
          </table:table-cell>
          <table:table-cell table:style-name="TABLA_5f_ITEM_5f_STOCK.E1" office:value-type="string">
            <text:p text:style-name="P15">Costo 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1111</text:p>
          </table:table-cell>
          <table:table-cell table:style-name="TABLA_5f_ITEM_5f_STOCK.B2" office:value-type="string">
            <text:p text:style-name="P12">mouse optico</text:p>
          </table:table-cell>
          <table:table-cell table:style-name="TABLA_5f_ITEM_5f_STOCK.C2" office:value-type="string">
            <text:p text:style-name="P12">1000</text:p>
          </table:table-cell>
          <table:table-cell table:style-name="TABLA_5f_ITEM_5f_STOCK.D2" office:value-type="string">
            <text:p text:style-name="P12">3.0</text:p>
          </table:table-cell>
          <table:table-cell table:style-name="TABLA_5f_ITEM_5f_STOCK.E2" office:value-type="string">
            <text:p text:style-name="P16">30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2222</text:p>
          </table:table-cell>
          <table:table-cell table:style-name="TABLA_5f_ITEM_5f_STOCK.B2" office:value-type="string">
            <text:p text:style-name="P12">tijera</text:p>
          </table:table-cell>
          <table:table-cell table:style-name="TABLA_5f_ITEM_5f_STOCK.C2" office:value-type="string">
            <text:p text:style-name="P12">400</text:p>
          </table:table-cell>
          <table:table-cell table:style-name="TABLA_5f_ITEM_5f_STOCK.D2" office:value-type="string">
            <text:p text:style-name="P12">6.0</text:p>
          </table:table-cell>
          <table:table-cell table:style-name="TABLA_5f_ITEM_5f_STOCK.E2" office:value-type="string">
            <text:p text:style-name="P16">24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3333</text:p>
          </table:table-cell>
          <table:table-cell table:style-name="TABLA_5f_ITEM_5f_STOCK.B2" office:value-type="string">
            <text:p text:style-name="P12">resma hojas A4 x 5</text:p>
          </table:table-cell>
          <table:table-cell table:style-name="TABLA_5f_ITEM_5f_STOCK.C2" office:value-type="string">
            <text:p text:style-name="P12">1200</text:p>
          </table:table-cell>
          <table:table-cell table:style-name="TABLA_5f_ITEM_5f_STOCK.D2" office:value-type="string">
            <text:p text:style-name="P12">7.0</text:p>
          </table:table-cell>
          <table:table-cell table:style-name="TABLA_5f_ITEM_5f_STOCK.E2" office:value-type="string">
            <text:p text:style-name="P16">84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4444</text:p>
          </table:table-cell>
          <table:table-cell table:style-name="TABLA_5f_ITEM_5f_STOCK.B2" office:value-type="string">
            <text:p text:style-name="P12">indebleble negro</text:p>
          </table:table-cell>
          <table:table-cell table:style-name="TABLA_5f_ITEM_5f_STOCK.C2" office:value-type="string">
            <text:p text:style-name="P12">899</text:p>
          </table:table-cell>
          <table:table-cell table:style-name="TABLA_5f_ITEM_5f_STOCK.D2" office:value-type="string">
            <text:p text:style-name="P12">3.0</text:p>
          </table:table-cell>
          <table:table-cell table:style-name="TABLA_5f_ITEM_5f_STOCK.E2" office:value-type="string">
            <text:p text:style-name="P16">2697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5555</text:p>
          </table:table-cell>
          <table:table-cell table:style-name="TABLA_5f_ITEM_5f_STOCK.B2" office:value-type="string">
            <text:p text:style-name="P12">fibron pizarra rojo</text:p>
          </table:table-cell>
          <table:table-cell table:style-name="TABLA_5f_ITEM_5f_STOCK.C2" office:value-type="string">
            <text:p text:style-name="P12">679</text:p>
          </table:table-cell>
          <table:table-cell table:style-name="TABLA_5f_ITEM_5f_STOCK.D2" office:value-type="string">
            <text:p text:style-name="P12">4.0</text:p>
          </table:table-cell>
          <table:table-cell table:style-name="TABLA_5f_ITEM_5f_STOCK.E2" office:value-type="string">
            <text:p text:style-name="P16">2716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6666</text:p>
          </table:table-cell>
          <table:table-cell table:style-name="TABLA_5f_ITEM_5f_STOCK.B2" office:value-type="string">
            <text:p text:style-name="P12">fibron pizarra verde</text:p>
          </table:table-cell>
          <table:table-cell table:style-name="TABLA_5f_ITEM_5f_STOCK.C2" office:value-type="string">
            <text:p text:style-name="P12">899</text:p>
          </table:table-cell>
          <table:table-cell table:style-name="TABLA_5f_ITEM_5f_STOCK.D2" office:value-type="string">
            <text:p text:style-name="P12">6.0</text:p>
          </table:table-cell>
          <table:table-cell table:style-name="TABLA_5f_ITEM_5f_STOCK.E2" office:value-type="string">
            <text:p text:style-name="P16">5394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7777</text:p>
          </table:table-cell>
          <table:table-cell table:style-name="TABLA_5f_ITEM_5f_STOCK.B2" office:value-type="string">
            <text:p text:style-name="P12">fibron pizarra azul</text:p>
          </table:table-cell>
          <table:table-cell table:style-name="TABLA_5f_ITEM_5f_STOCK.C2" office:value-type="string">
            <text:p text:style-name="P12">300</text:p>
          </table:table-cell>
          <table:table-cell table:style-name="TABLA_5f_ITEM_5f_STOCK.D2" office:value-type="string">
            <text:p text:style-name="P12">7.0</text:p>
          </table:table-cell>
          <table:table-cell table:style-name="TABLA_5f_ITEM_5f_STOCK.E2" office:value-type="string">
            <text:p text:style-name="P16">2100.0</text:p>
          </table:table-cell>
        </table:table-row>
        <table:table-row table:style-name="TABLA_5f_ITEM_5f_STOCK.1">
          <table:table-cell table:style-name="TABLA_5f_ITEM_5f_STOCK.A2" office:value-type="string">
            <text:p text:style-name="P12">8888</text:p>
          </table:table-cell>
          <table:table-cell table:style-name="TABLA_5f_ITEM_5f_STOCK.B2" office:value-type="string">
            <text:p text:style-name="P12">Goma lapiz</text:p>
          </table:table-cell>
          <table:table-cell table:style-name="TABLA_5f_ITEM_5f_STOCK.C2" office:value-type="string">
            <text:p text:style-name="P12">900</text:p>
          </table:table-cell>
          <table:table-cell table:style-name="TABLA_5f_ITEM_5f_STOCK.D2" office:value-type="string">
            <text:p text:style-name="P12">6.0</text:p>
          </table:table-cell>
          <table:table-cell table:style-name="TABLA_5f_ITEM_5f_STOCK.E2" office:value-type="string">
            <text:p text:style-name="P16">5400.0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12:53:08.814566831</dc:date>
    <meta:generator>LibreOffice/4.2.7.2$Linux_x86 LibreOffice_project/420m0$Build-2</meta:generator>
    <meta:editing-duration>PT3M39S</meta:editing-duration>
    <meta:editing-cycles>25</meta:editing-cycles>
    <meta:document-statistic meta:table-count="1" meta:image-count="1" meta:object-count="0" meta:page-count="1" meta:paragraph-count="15" meta:word-count="30" meta:character-count="209" meta:non-whitespace-character-count="191"/>
  </office:meta>
</office:document-meta>
</file>